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color="#FF0000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color="#FF0000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rediger Undervisningssted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8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redigere et undervisningssted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istrato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Administrator er logget ind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(PA) trykker på opdater ny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 redigere i<text:s/>de nødvendige tekstfelter</text:p>
              </text:list-item>
              <text:list-item>
                <text:p text:style-name="P66">PA redigere billedet til lokalet</text:p>
              </text:list-item>
              <text:list-item>
                <text:p text:style-name="P67">PA trykke gem.</text:p>
              </text:list-item>
            </text:list>
          </table:table-cell>
        </table:table-row>
        <table:table-row table:style-name="TableRow68">
          <table:table-cell table:style-name="TableCell69">
            <text:p text:style-name="P70">Alternate flow/</text:p>
            <text:p text:style-name="P71">Exceptions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Post<text:s/>betingelser:</text:p>
          </table:table-cell>
          <table:table-cell table:style-name="TableCell77">
            <text:p text:style-name="P78">Undervisnings stedet vises nu i oversigten.</text:p>
          </table:table-cell>
        </table:table-row>
        <table:table-row table:style-name="TableRow79">
          <table:table-cell table:style-name="TableCell80">
            <text:p text:style-name="P81">Author:</text:p>
          </table:table-cell>
          <table:table-cell table:style-name="TableCell82">
            <text:p text:style-name="P83">Nikolai Christiansen</text:p>
          </table:table-cell>
        </table:table-row>
        <table:table-row table:style-name="TableRow84">
          <table:table-cell table:style-name="TableCell85">
            <text:p text:style-name="P86">Revision &amp; Date:</text:p>
          </table:table-cell>
          <table:table-cell table:style-name="TableCell87">
            <text:p text:style-name="P88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2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4:05:00Z</meta:creation-date>
    <dc:date>2017-10-27T18:18:00Z</dc:date>
    <meta:template xlink:href="Normal" xlink:type="simple"/>
    <meta:editing-cycles>3</meta:editing-cycles>
    <meta:editing-duration>PT180S</meta:editing-duration>
    <meta:document-statistic meta:page-count="1" meta:paragraph-count="1" meta:word-count="79" meta:character-count="565" meta:row-count="4" meta:non-whitespace-character-count="487"/>
  </office:meta>
</office:document-meta>
</file>